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0ddb" officeooo:paragraph-rsid="00150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eila Ruthby</text:p>
      <text:p text:style-name="P1">2013470247</text:p>
      <text:p text:style-name="P1">Praktek Algoritma Paralel</text:p>
      <text:p text:style-name="P1"/>
      <text:p text:style-name="P1"/>
      <text:p text:style-name="P1">Source code : Non Blocking</text:p>
      <text:p text:style-name="P1"/>
      <text:p text:style-name="P1"/>
      <text:p text:style-name="P1">MPI_Comm_rank(comm, &amp;rank);</text:p>
      <text:p text:style-name="P1">MPI_Comm_size(comm, &amp;size);</text:p>
      <text:p text:style-name="P1">if (rank != size-1) { /* producer code */</text:p>
      <text:p text:style-name="P1">while (1) {</text:p>
      <text:p text:style-name="P1">/* produce data */</text:p>
      <text:p text:style-name="P1">MPI_Send(buffer-&gt;data, buffer-&gt;datasize, MPI_CHAR, size-1 tag, comm);</text:p>
      <text:p text:style-name="P1">}</text:p>
      <text:p text:style-name="P1">} else { /* consumer code */</text:p>
      <text:p text:style-name="P1">for (i=0; i &lt; size-1; i++)</text:p>
      <text:p text:style-name="P1">MPI_Irecv(buffer[i].data, MAXSIZE, MPI_CHAR, i, tag, comm,</text:p>
      <text:p text:style-name="P1">&amp;(buffer[i].req));</text:p>
      <text:p text:style-name="P1">for (i=0; ; i=(i+1)%(size-1)) {</text:p>
      <text:p text:style-name="P1">MPI_Wait(&amp;(buffer[i].req), &amp;status);</text:p>
      <text:p text:style-name="P1">/* consume data */</text:p>
      <text:p text:style-name="P1">MPI_Irecv(buffer[i].data, MAXSIZE, MPI_CHAR, i, tag, comm,</text:p>
      <text:p text:style-name="P1">&amp;(buffer[i].req));</text:p>
      <text:p text:style-name="P1"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7:26:19.685052431</meta:creation-date>
    <dc:date>2017-04-28T17:28:12.352566556</dc:date>
    <meta:editing-duration>PT1M58S</meta:editing-duration>
    <meta:editing-cycles>1</meta:editing-cycles>
    <meta:document-statistic meta:table-count="0" meta:image-count="0" meta:object-count="0" meta:page-count="1" meta:paragraph-count="22" meta:word-count="78" meta:character-count="561" meta:non-whitespace-character-count="505"/>
    <meta:generator>LibreOffice/4.4.2.2$Linux_X86_64 LibreOffice_project/40m0$Build-2</meta:generator>
  </office:meta>
</office:document-meta>
</file>